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text-position="0% 100%" fo:font-weight="normal" style:font-weight-asian="normal" style:font-weight-complex="normal"/>
    </style:style>
    <style:style style:name="P3" style:family="paragraph" style:parent-style-name="Standard" style:master-page-name="Standard">
      <style:paragraph-properties fo:text-align="center" style:justify-single-word="false" style:page-number="auto"/>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WWNum1"/>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xth Street Case Study – Cloud Data Engineer</text:p>
      <text:p text:style-name="Standard"/>
      <text:list xml:id="list3340216040475469485" text:style-name="Outline">
        <text:list-item>
          <text:h text:style-name="Heading_20_1" text:outline-level="1">Requirements</text:h>
        </text:list-item>
      </text:list>
      <text:p text:style-name="Standard">An Asset management firm manages multiple funds. Each fund can have different asset classes (one per fund): equity, fixed_income, real_estate, crypto_currencies, etf, commodities, futures</text:p>
      <text:p text:style-name="Standard">fixed_income, real_estate, crypto_currencies, etf, commodities, futures)</text:p>
      <text:p text:style-name="Standard"><text:s/>investment themes (multiple per fund): esg, disruptive_communication, green energy, crypto, energy, technology, </text:p>
      <text:p text:style-name="Standard"><text:s/>and expected returns (one per fund per investor). 10%, 5%, 2%</text:p>
      <text:p text:style-name="Standard">One investor can invest (a dollar amount) in multiple funds e.g., Investor-A can invest $100m in Fund-A and another $200m in Fund-B. </text:p>
      <text:p text:style-name="Standard">Investor’s <text:span text:style-name="T1">TAXID</text:span>, along with <text:span text:style-name="T1">invested amount</text:span>/<text:span text:style-name="T1">date</text:span>, <text:span text:style-name="T1">expected returns</text:span> and <text:span text:style-name="T1">actual returns </text:span>can be fed from <text:span text:style-name="T1">System-R</text:span> to SFTP. This feed is generated every four hours and will have all the info for all Funds and related Investor ID.</text:p>
      <text:p text:style-name="Standard">Investor’s information can be extracted from <text:span text:style-name="T1">System-PI</text:span> (personal info) and <text:span text:style-name="T1">System-BI</text:span> (bank account info).</text:p>
      <text:p text:style-name="Standard"><text:span text:style-name="T1">System-PI</text:span> has a delta/incremental file feed that is generated every half hour and moved to SFTP. </text:p>
      <text:p text:style-name="Standard">investor_id, address1, address2, city, state, zip, effective_dt</text:p>
      <text:p text:style-name="Standard"/>
      <text:p text:style-name="Standard"><text:span text:style-name="T1">System-BI</text:span> has APIs to pull data real time by their <text:span text:style-name="T1">InvestorID</text:span></text:p>
      <text:p text:style-name="P2">bank name, </text:p>
      <text:p text:style-name="Standard">Asset management firm now wants to create a solution to store all info and <text:span text:style-name="T1">report on funds and investors</text:span>.</text:p>
      <text:p text:style-name="Standard">Note that the firm will need to deploy this solution in four different environments (Sandbox, Dev, Test, Prod). Design should consider ease of deployment as well. Assume that you are not only be developing but also supporting this system in Production.</text:p>
      <text:p text:style-name="Standard"/>
      <text:list xml:id="list43343894" text:continue-numbering="true" text:style-name="Outline">
        <text:list-item>
          <text:h text:style-name="Heading_20_1" text:outline-level="1">Tech Stack - software</text:h>
        </text:list-item>
      </text:list>
      <text:p text:style-name="Standard">You can use any tech stack you are comfortable with.</text:p>
      <text:list xml:id="list43355497" text:continue-numbering="true" text:style-name="Outline">
        <text:list-item>
          <text:h text:style-name="Heading_20_1" text:outline-level="1"><text:soft-page-break/>Tech Stack - Infra</text:h>
        </text:list-item>
      </text:list>
      <text:p text:style-name="Standard">Application will run on AWS resources. You can use any AWS resource (in your architecture diagram) or other software to create this application. If you use an alternate software, please summarize why it is required.</text:p>
      <text:p text:style-name="Standard"/>
      <text:list xml:id="list43337882" text:continue-numbering="true" text:style-name="Outline">
        <text:list-item>
          <text:h text:style-name="Heading_20_1" text:outline-level="1">Deliverable</text:h>
        </text:list-item>
      </text:list>
      <text:list xml:id="list6928601279920214342" text:style-name="WWNum1">
        <text:list-item>
          <text:p text:style-name="P6">Overall application architecture diagram</text:p>
          <text:list>
            <text:list-item>
              <text:p text:style-name="P6">Specify which AWS resources/software you will use</text:p>
            </text:list-item>
            <text:list-item>
              <text:p text:style-name="P6">It should depict your proposed/complete solution</text:p>
            </text:list-item>
          </text:list>
        </text:list-item>
        <text:list-item>
          <text:p text:style-name="P6">Explanation of the architecture diagram</text:p>
          <text:list>
            <text:list-item>
              <text:p text:style-name="P6">It is fine to refer to URLs (other sources) in your explanation</text:p>
            </text:list-item>
          </text:list>
        </text:list-item>
        <text:list-item>
          <text:p text:style-name="P6">Proposed scheduling of jobs (if needed)</text:p>
        </text:list-item>
        <text:list-item>
          <text:p text:style-name="P6">Data Model for the underlying database</text:p>
        </text:list-item>
        <text:list-item>
          <text:p text:style-name="P6">Any other documentation/code you would like to share related to back-end, middle tier and UI.</text:p>
        </text:list-item>
        <text:list-item>
          <text:p text:style-name="P6">We understand that whole application can’t be built out as part of case study and we encourage you to submit partial code (even for only one sub-compon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Sixth Street confidential – Not for distribut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hmed, Rizwan [Sixth Street]</meta:initial-creator>
    <meta:editing-cycles>38</meta:editing-cycles>
    <meta:creation-date>2021-10-08T19:04:00</meta:creation-date>
    <dc:date>2021-12-05T23:11:49.39</dc:date>
    <meta:editing-duration>PT23H34M12S</meta:editing-duration>
    <meta:generator>OpenOffice/4.1.9$Win32 OpenOffice.org_project/419m1$Build-9805</meta:generator>
    <meta:document-statistic meta:table-count="0" meta:image-count="0" meta:object-count="0" meta:page-count="2" meta:paragraph-count="30" meta:word-count="390" meta:character-count="24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